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34b" officeooo:paragraph-rsid="0002f34b"/>
    </style:style>
    <style:style style:name="P2" style:family="paragraph" style:parent-style-name="Standard">
      <style:text-properties officeooo:rsid="000431b1" officeooo:paragraph-rsid="000431b1"/>
    </style:style>
    <style:style style:name="P3" style:family="paragraph" style:parent-style-name="Standard">
      <style:text-properties officeooo:rsid="00070a6c" officeooo:paragraph-rsid="00070a6c"/>
    </style:style>
    <style:style style:name="T1" style:family="text">
      <style:text-properties officeooo:rsid="0005d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ves hay que aprobar</text:p>
      <text:p text:style-name="P1"/>
      <text:p text:style-name="P2">hola funciona?<text:span text:style-name="T1">jnjub</text:span></text:p>
      <text:p text:style-name="P3">jhvgyujchkyjfukfvjuttydgtzerzgxbgfzfrextghvcghxyfhcg ghzrsfgcbvgzxyjhmv fgfcg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09T10:25:41.069000000</meta:creation-date>
    <dc:date>2025-06-09T11:42:03.706000000</dc:date>
    <meta:editing-duration>PT56M</meta:editing-duration>
    <meta:editing-cycles>4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3" meta:word-count="10" meta:character-count="121" meta:non-whitespace-character-count="114"/>
  </office:meta>
</office:document-meta>
</file>